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0ABE55B314B07476035.png" manifest:media-type="image/png"/>
  <manifest:file-entry manifest:full-path="Pictures/10000001000007800000043853A5FEBE8D388DDF.png" manifest:media-type="image/png"/>
  <manifest:file-entry manifest:full-path="Pictures/10000001000002F90000037396B38F88356790A5.png" manifest:media-type="image/png"/>
  <manifest:file-entry manifest:full-path="Pictures/10000001000007800000043847C3037B80CFC05A.png" manifest:media-type="image/png"/>
  <manifest:file-entry manifest:full-path="Pictures/100000010000078000000438818A29B186B1E211.png" manifest:media-type="image/png"/>
  <manifest:file-entry manifest:full-path="Pictures/100000010000078000000438C561524B8A3EAF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b243"/>
    </style:style>
    <style:style style:name="P2" style:family="paragraph" style:parent-style-name="Standard">
      <style:text-properties officeooo:paragraph-rsid="00117698"/>
    </style:style>
    <style:style style:name="P3" style:family="paragraph" style:parent-style-name="Standard">
      <style:text-properties officeooo:paragraph-rsid="001176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7cm" svg:height="9.562cm" draw:z-index="0"><draw:image xlink:href="Pictures/100000010000078000000438C561524B8A3EAFD9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char" svg:width="17cm" svg:height="9.562cm" draw:z-index="1"><draw:image xlink:href="Pictures/10000001000007800000043847C3037B80CFC05A.png" xlink:type="simple" xlink:show="embed" xlink:actuate="onLoad" draw:mime-type="image/png"/></draw:frame><text:soft-page-break/><text:line-break/><text:line-break/><text:line-break/></text:p>
      <text:p text:style-name="P2"><draw:frame draw:style-name="fr1" draw:name="Image3" text:anchor-type="char" svg:width="17cm" svg:height="9.562cm" draw:z-index="2"><draw:image xlink:href="Pictures/100000010000078000000438818A29B186B1E211.png" xlink:type="simple" xlink:show="embed" xlink:actuate="onLoad" draw:mime-type="image/png"/></draw:frame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17cm" svg:height="9.562cm" draw:z-index="3"><draw:image xlink:href="Pictures/10000001000007800000043853A5FEBE8D388DDF.png" xlink:type="simple" xlink:show="embed" xlink:actuate="onLoad" draw:mime-type="image/png"/></draw:frame><text:soft-page-break/><text:line-break/><text:line-break/></text:p>
      <text:p text:style-name="P2"><draw:frame draw:style-name="fr2" draw:name="Image5" text:anchor-type="char" svg:width="15.002cm" svg:height="4.524cm" draw:z-index="4"><draw:image xlink:href="Pictures/1000000100000237000000ABE55B314B07476035.png" xlink:type="simple" xlink:show="embed" xlink:actuate="onLoad" draw:mime-type="image/png"/></draw:frame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width="17cm" svg:height="19.726cm" draw:z-index="5"><draw:image xlink:href="Pictures/10000001000002F90000037396B38F88356790A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0:53:37.240963430</meta:creation-date>
    <dc:date>2024-05-23T19:07:35.848365535</dc:date>
    <meta:editing-duration>PT45M35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4" meta:paragraph-count="5" meta:word-count="0" meta:character-count="13" meta:non-whitespace-character-count="0"/>
  </office:meta>
</office:document-meta>
</file>